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b-poblacion-rural-peru-1960-2017" table:style-name="ta1">
        <table:shapes>
          <draw:frame draw:z-index="0" draw:style-name="gr1" draw:text-style-name="P1" svg:width="267.59mm" svg:height="117.41mm" svg:x="92.46mm" svg:y="15.04mm">
            <loext:p draw:notify-on-update-of-ranges="'wb-poblacion-rural-peru-1960-2017'.A2:'wb-poblacion-rural-peru-1960-2017'.A59 'wb-poblacion-rural-peru-1960-2017'.B1:'wb-poblacion-rural-peru-1960-2017'.B1 'wb-poblacion-rural-peru-1960-2017'.B2:'wb-poblacion-rural-peru-1960-2017'.B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oblación Rural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351619" calcext:value-type="float">
            <text:p>535161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5444434" calcext:value-type="float">
            <text:p>544443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483602" calcext:value-type="float">
            <text:p>548360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5521108" calcext:value-type="float">
            <text:p>552110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555674" calcext:value-type="float">
            <text:p>555567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587009" calcext:value-type="float">
            <text:p>5587009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614453" calcext:value-type="float">
            <text:p>561445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637967" calcext:value-type="float">
            <text:p>563796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657055" calcext:value-type="float">
            <text:p>565705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672162" calcext:value-type="float">
            <text:p>567216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682495" calcext:value-type="float">
            <text:p>568249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687847" calcext:value-type="float">
            <text:p>568784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692739" calcext:value-type="float">
            <text:p>569273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5751898" calcext:value-type="float">
            <text:p>575189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810469" calcext:value-type="float">
            <text:p>581046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869469" calcext:value-type="float">
            <text:p>586946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928617" calcext:value-type="float">
            <text:p>592861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987822" calcext:value-type="float">
            <text:p>598782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045466" calcext:value-type="float">
            <text:p>604546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099681" calcext:value-type="float">
            <text:p>609968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149642" calcext:value-type="float">
            <text:p>614964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195010" calcext:value-type="float">
            <text:p>619501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267829" calcext:value-type="float">
            <text:p>626782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338765" calcext:value-type="float">
            <text:p>633876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408101" calcext:value-type="float">
            <text:p>640810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476417" calcext:value-type="float">
            <text:p>647641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543374" calcext:value-type="float">
            <text:p>654337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608561" calcext:value-type="float">
            <text:p>660856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671302" calcext:value-type="float">
            <text:p>667130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731404" calcext:value-type="float">
            <text:p>673140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787872" calcext:value-type="float">
            <text:p>678787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840920" calcext:value-type="float">
            <text:p>684092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890010" calcext:value-type="float">
            <text:p>689001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934634" calcext:value-type="float">
            <text:p>693463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962750" calcext:value-type="float">
            <text:p>696275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983019" calcext:value-type="float">
            <text:p>698301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995769" calcext:value-type="float">
            <text:p>699576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001825" calcext:value-type="float">
            <text:p>70018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001498" calcext:value-type="float">
            <text:p>700149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995872" calcext:value-type="float">
            <text:p>69958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86133" calcext:value-type="float">
            <text:p>69861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972917" calcext:value-type="float">
            <text:p>697291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956284" calcext:value-type="float">
            <text:p>695628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936737" calcext:value-type="float">
            <text:p>693673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915391" calcext:value-type="float">
            <text:p>691539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893215" calcext:value-type="float">
            <text:p>689321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869817" calcext:value-type="float">
            <text:p>686981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845990" calcext:value-type="float">
            <text:p>684599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859181" calcext:value-type="float">
            <text:p>685918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890468" calcext:value-type="float">
            <text:p>689046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923368" calcext:value-type="float">
            <text:p>692336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958778" calcext:value-type="float">
            <text:p>695877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995674" calcext:value-type="float">
            <text:p>699567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033477" calcext:value-type="float">
            <text:p>703347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070288" calcext:value-type="float">
            <text:p>70702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104620" calcext:value-type="float">
            <text:p>71046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136722" calcext:value-type="float">
            <text:p>71367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66470" calcext:value-type="float">
            <text:p>71664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$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4:27:56.854634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20T14:35:40.457155099</dc:date>
    <dc:creator>Huber Gilt</dc:creator>
    <meta:editing-duration>PT13M19S</meta:editing-duration>
    <meta:editing-cycles>4</meta:editing-cycles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minimum="1960" chart:maximum="201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950e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6" style:family="chart" style:data-style-name="N124"/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76cm" svg:height="11.742cm" xlink:href=".." xlink:type="simple" chart:class="chart:scatter" chart:style-name="ch1">
        <chart:title svg:x="11.074cm" svg:y="0.37cm" chart:style-name="ch2">
          <text:p>Población rural vs Año</text:p>
        </chart:title>
        <chart:subtitle svg:x="9.513cm" svg:y="1.383cm" chart:style-name="ch3">
          <text:p>Fuente Banco Mundial Periodo 2060 al 2017</text:p>
        </chart:subtitle>
        <chart:legend chart:legend-position="bottom" svg:x="4.471cm" svg:y="10.959cm" style:legend-expansion="wide" chart:style-name="ch4"/>
        <chart:plot-area chart:style-name="ch5" table:cell-range-address="'wb-poblacion-rural-peru-1960-2017'.A2:'wb-poblacion-rural-peru-1960-2017'.B59 'wb-poblacion-rural-peru-1960-2017'.B1:'wb-poblacion-rural-peru-1960-2017'.B1" chart:data-source-has-labels="row" svg:x="1.546cm" svg:y="2.3cm" svg:width="24.679cm" svg:height="7.444cm">
          <chartooo:coordinate-region svg:x="3.093cm" svg:y="2.499cm" svg:width="23.132cm" svg:height="6.598cm"/>
          <chart:axis chart:dimension="x" chart:name="primary-x" chart:style-name="ch6">
            <chart:title svg:x="13.537cm" svg:y="9.978cm" chart:style-name="ch7">
              <text:p>Año</text:p>
            </chart:title>
          </chart:axis>
          <chart:axis chart:dimension="y" chart:name="primary-y" chart:style-name="ch8">
            <chart:title svg:x="0.451cm" svg:y="7.177cm" chart:style-name="ch9">
              <text:p>Publación rural</text:p>
            </chart:title>
            <chart:grid chart:style-name="ch10" chart:class="major"/>
          </chart:axis>
          <chart:series chart:style-name="ch11" chart:values-cell-range-address="'wb-poblacion-rural-peru-1960-2017'.B2:'wb-poblacion-rural-peru-1960-2017'.B59" chart:label-cell-address="'wb-poblacion-rural-peru-1960-2017'.B1:'wb-poblacion-rural-peru-1960-2017'.B1" chart:class="chart:scatter">
            <chart:domain table:cell-range-address="'wb-poblacion-rural-peru-1960-2017'.A2:'wb-poblacion-rural-peru-1960-2017'.A59"/>
            <chart:mean-value chart:style-name="ch12"/>
            <chart:regression-curve chart:style-name="ch13"/>
            <chart:regression-curve chart:style-name="ch14"/>
            <chart:regression-curve chart:style-name="ch15">
              <chart:equation chart:display-equation="true" chart:display-r-square="true" svg:x="10.317cm" svg:y="6.584cm" chart:style-name="ch16"/>
            </chart:regression-curve>
            <chart:data-point chart:repeated="5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blación Rural</text:p>
                <draw:g>
                  <svg:desc>'wb-poblacion-rural-peru-1960-2017'.B1:'wb-poblacion-rural-peru-1960-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0">
                <text:p>1960</text:p>
                <draw:g>
                  <svg:desc>'wb-poblacion-rural-peru-1960-2017'.A2:'wb-poblacion-rural-peru-1960-2017'.A59</svg:desc>
                </draw:g>
              </table:table-cell>
              <table:table-cell office:value-type="float" office:value="5351619">
                <text:p>5351619</text:p>
                <draw:g>
                  <svg:desc>'wb-poblacion-rural-peru-1960-2017'.B2:'wb-poblacion-rural-peru-1960-2017'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1">
                <text:p>1961</text:p>
              </table:table-cell>
              <table:table-cell office:value-type="float" office:value="5444434">
                <text:p>5444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2">
                <text:p>1962</text:p>
              </table:table-cell>
              <table:table-cell office:value-type="float" office:value="5483602">
                <text:p>548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3">
                <text:p>1963</text:p>
              </table:table-cell>
              <table:table-cell office:value-type="float" office:value="5521108">
                <text:p>5521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4">
                <text:p>1964</text:p>
              </table:table-cell>
              <table:table-cell office:value-type="float" office:value="5555674">
                <text:p>5555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5">
                <text:p>1965</text:p>
              </table:table-cell>
              <table:table-cell office:value-type="float" office:value="5587009">
                <text:p>5587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6">
                <text:p>1966</text:p>
              </table:table-cell>
              <table:table-cell office:value-type="float" office:value="5614453">
                <text:p>5614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7">
                <text:p>1967</text:p>
              </table:table-cell>
              <table:table-cell office:value-type="float" office:value="5637967">
                <text:p>5637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8">
                <text:p>1968</text:p>
              </table:table-cell>
              <table:table-cell office:value-type="float" office:value="5657055">
                <text:p>5657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9">
                <text:p>1969</text:p>
              </table:table-cell>
              <table:table-cell office:value-type="float" office:value="5672162">
                <text:p>5672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0">
                <text:p>1970</text:p>
              </table:table-cell>
              <table:table-cell office:value-type="float" office:value="5682495">
                <text:p>5682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">
                <text:p>1971</text:p>
              </table:table-cell>
              <table:table-cell office:value-type="float" office:value="5687847">
                <text:p>5687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2">
                <text:p>1972</text:p>
              </table:table-cell>
              <table:table-cell office:value-type="float" office:value="5692739">
                <text:p>5692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3">
                <text:p>1973</text:p>
              </table:table-cell>
              <table:table-cell office:value-type="float" office:value="5751898">
                <text:p>5751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4">
                <text:p>1974</text:p>
              </table:table-cell>
              <table:table-cell office:value-type="float" office:value="5810469">
                <text:p>5810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5">
                <text:p>1975</text:p>
              </table:table-cell>
              <table:table-cell office:value-type="float" office:value="5869469">
                <text:p>5869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6">
                <text:p>1976</text:p>
              </table:table-cell>
              <table:table-cell office:value-type="float" office:value="5928617">
                <text:p>5928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7">
                <text:p>1977</text:p>
              </table:table-cell>
              <table:table-cell office:value-type="float" office:value="5987822">
                <text:p>5987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8">
                <text:p>1978</text:p>
              </table:table-cell>
              <table:table-cell office:value-type="float" office:value="6045466">
                <text:p>6045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6099681">
                <text:p>6099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0">
                <text:p>1980</text:p>
              </table:table-cell>
              <table:table-cell office:value-type="float" office:value="6149642">
                <text:p>6149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1">
                <text:p>1981</text:p>
              </table:table-cell>
              <table:table-cell office:value-type="float" office:value="6195010">
                <text:p>61950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2">
                <text:p>1982</text:p>
              </table:table-cell>
              <table:table-cell office:value-type="float" office:value="6267829">
                <text:p>6267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3">
                <text:p>1983</text:p>
              </table:table-cell>
              <table:table-cell office:value-type="float" office:value="6338765">
                <text:p>6338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4">
                <text:p>1984</text:p>
              </table:table-cell>
              <table:table-cell office:value-type="float" office:value="6408101">
                <text:p>6408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5">
                <text:p>1985</text:p>
              </table:table-cell>
              <table:table-cell office:value-type="float" office:value="6476417">
                <text:p>6476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6">
                <text:p>1986</text:p>
              </table:table-cell>
              <table:table-cell office:value-type="float" office:value="6543374">
                <text:p>6543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7">
                <text:p>1987</text:p>
              </table:table-cell>
              <table:table-cell office:value-type="float" office:value="6608561">
                <text:p>66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8">
                <text:p>1988</text:p>
              </table:table-cell>
              <table:table-cell office:value-type="float" office:value="6671302">
                <text:p>6671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6731404">
                <text:p>67314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0">
                <text:p>1990</text:p>
              </table:table-cell>
              <table:table-cell office:value-type="float" office:value="6787872">
                <text:p>67878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6840920">
                <text:p>68409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2">
                <text:p>1992</text:p>
              </table:table-cell>
              <table:table-cell office:value-type="float" office:value="6890010">
                <text:p>68900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3">
                <text:p>1993</text:p>
              </table:table-cell>
              <table:table-cell office:value-type="float" office:value="6934634">
                <text:p>6934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4">
                <text:p>1994</text:p>
              </table:table-cell>
              <table:table-cell office:value-type="float" office:value="6962750">
                <text:p>6962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5">
                <text:p>1995</text:p>
              </table:table-cell>
              <table:table-cell office:value-type="float" office:value="6983019">
                <text:p>6983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6">
                <text:p>1996</text:p>
              </table:table-cell>
              <table:table-cell office:value-type="float" office:value="6995769">
                <text:p>6995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7">
                <text:p>1997</text:p>
              </table:table-cell>
              <table:table-cell office:value-type="float" office:value="7001825">
                <text:p>7001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8">
                <text:p>1998</text:p>
              </table:table-cell>
              <table:table-cell office:value-type="float" office:value="7001498">
                <text:p>7001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6995872">
                <text:p>6995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6986133">
                <text:p>6986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1">
                <text:p>2001</text:p>
              </table:table-cell>
              <table:table-cell office:value-type="float" office:value="6972917">
                <text:p>69729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2">
                <text:p>2002</text:p>
              </table:table-cell>
              <table:table-cell office:value-type="float" office:value="6956284">
                <text:p>6956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3">
                <text:p>2003</text:p>
              </table:table-cell>
              <table:table-cell office:value-type="float" office:value="6936737">
                <text:p>6936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">
                <text:p>2004</text:p>
              </table:table-cell>
              <table:table-cell office:value-type="float" office:value="6915391">
                <text:p>6915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5">
                <text:p>2005</text:p>
              </table:table-cell>
              <table:table-cell office:value-type="float" office:value="6893215">
                <text:p>6893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6">
                <text:p>2006</text:p>
              </table:table-cell>
              <table:table-cell office:value-type="float" office:value="6869817">
                <text:p>68698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7">
                <text:p>2007</text:p>
              </table:table-cell>
              <table:table-cell office:value-type="float" office:value="6845990">
                <text:p>68459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8">
                <text:p>2008</text:p>
              </table:table-cell>
              <table:table-cell office:value-type="float" office:value="6859181">
                <text:p>6859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9">
                <text:p>2009</text:p>
              </table:table-cell>
              <table:table-cell office:value-type="float" office:value="6890468">
                <text:p>68904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0">
                <text:p>2010</text:p>
              </table:table-cell>
              <table:table-cell office:value-type="float" office:value="6923368">
                <text:p>6923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1">
                <text:p>2011</text:p>
              </table:table-cell>
              <table:table-cell office:value-type="float" office:value="6958778">
                <text:p>6958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2">
                <text:p>2012</text:p>
              </table:table-cell>
              <table:table-cell office:value-type="float" office:value="6995674">
                <text:p>6995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3">
                <text:p>2013</text:p>
              </table:table-cell>
              <table:table-cell office:value-type="float" office:value="7033477">
                <text:p>70334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4">
                <text:p>2014</text:p>
              </table:table-cell>
              <table:table-cell office:value-type="float" office:value="7070288">
                <text:p>7070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5">
                <text:p>2015</text:p>
              </table:table-cell>
              <table:table-cell office:value-type="float" office:value="7104620">
                <text:p>71046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6">
                <text:p>2016</text:p>
              </table:table-cell>
              <table:table-cell office:value-type="float" office:value="7136722">
                <text:p>7136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7">
                <text:p>2017</text:p>
              </table:table-cell>
              <table:table-cell office:value-type="float" office:value="7166470">
                <text:p>7166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